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3ea" officeooo:paragraph-rsid="000f73ea"/>
    </style:style>
    <style:style style:name="P2" style:family="paragraph" style:parent-style-name="Standard">
      <style:text-properties fo:font-weight="bold" officeooo:rsid="000f73ea" officeooo:paragraph-rsid="000f73ea" style:font-weight-asian="bold" style:font-weight-complex="bold"/>
    </style:style>
    <style:style style:name="P3" style:family="paragraph" style:parent-style-name="Standard">
      <style:text-properties officeooo:rsid="00105734" officeooo:paragraph-rsid="00105734"/>
    </style:style>
    <style:style style:name="P4" style:family="paragraph" style:parent-style-name="Standard">
      <style:text-properties officeooo:rsid="00116f73" officeooo:paragraph-rsid="00116f73"/>
    </style:style>
    <style:style style:name="P5" style:family="paragraph" style:parent-style-name="Standard">
      <style:text-properties officeooo:rsid="00116f73" officeooo:paragraph-rsid="0013deae"/>
    </style:style>
    <style:style style:name="P6" style:family="paragraph" style:parent-style-name="Standard">
      <style:text-properties officeooo:rsid="001342a2" officeooo:paragraph-rsid="001342a2"/>
    </style:style>
    <style:style style:name="P7" style:family="paragraph" style:parent-style-name="Standard">
      <style:text-properties officeooo:rsid="0013deae" officeooo:paragraph-rsid="0013deae"/>
    </style:style>
    <style:style style:name="P8" style:family="paragraph" style:parent-style-name="Standard">
      <style:text-properties officeooo:rsid="0014b326" officeooo:paragraph-rsid="0014b326"/>
    </style:style>
    <style:style style:name="P9" style:family="paragraph" style:parent-style-name="Standard">
      <style:text-properties officeooo:rsid="0014b326" officeooo:paragraph-rsid="0016e809"/>
    </style:style>
    <style:style style:name="P10" style:family="paragraph" style:parent-style-name="Standard">
      <style:text-properties officeooo:rsid="0014b326" officeooo:paragraph-rsid="001ab7e9"/>
    </style:style>
    <style:style style:name="P11" style:family="paragraph" style:parent-style-name="Standard">
      <style:text-properties officeooo:paragraph-rsid="0014b326"/>
    </style:style>
    <style:style style:name="P12" style:family="paragraph" style:parent-style-name="Standard">
      <style:text-properties officeooo:paragraph-rsid="00116f73"/>
    </style:style>
    <style:style style:name="P13" style:family="paragraph" style:parent-style-name="Standard">
      <style:text-properties officeooo:rsid="0015b4e4" officeooo:paragraph-rsid="0014b326"/>
    </style:style>
    <style:style style:name="P14" style:family="paragraph" style:parent-style-name="Standard">
      <style:text-properties officeooo:rsid="0015b4e4" officeooo:paragraph-rsid="0015b4e4"/>
    </style:style>
    <style:style style:name="P15" style:family="paragraph" style:parent-style-name="Standard">
      <style:text-properties officeooo:rsid="0015b4e4" officeooo:paragraph-rsid="0016e809"/>
    </style:style>
    <style:style style:name="P16" style:family="paragraph" style:parent-style-name="Standard">
      <style:text-properties officeooo:rsid="00165650" officeooo:paragraph-rsid="00165650"/>
    </style:style>
    <style:style style:name="P17" style:family="paragraph" style:parent-style-name="Standard">
      <style:text-properties officeooo:rsid="0016e809" officeooo:paragraph-rsid="0016e809"/>
    </style:style>
    <style:style style:name="P18" style:family="paragraph" style:parent-style-name="Standard">
      <style:text-properties officeooo:paragraph-rsid="0016e809"/>
    </style:style>
    <style:style style:name="P19" style:family="paragraph" style:parent-style-name="Standard">
      <style:text-properties officeooo:rsid="001ab7e9" officeooo:paragraph-rsid="001ab7e9"/>
    </style:style>
    <style:style style:name="P20" style:family="paragraph" style:parent-style-name="Standard">
      <style:text-properties officeooo:rsid="0014b326" officeooo:paragraph-rsid="0016e809"/>
    </style:style>
    <style:style style:name="P21" style:family="paragraph" style:parent-style-name="Standard">
      <style:text-properties officeooo:rsid="0015b4e4" officeooo:paragraph-rsid="0016e809"/>
    </style:style>
    <style:style style:name="P22" style:family="paragraph" style:parent-style-name="Standard">
      <style:text-properties officeooo:rsid="00165650" officeooo:paragraph-rsid="00165650"/>
    </style:style>
    <style:style style:name="T1" style:family="text">
      <style:text-properties officeooo:rsid="001342a2"/>
    </style:style>
    <style:style style:name="T2" style:family="text">
      <style:text-properties officeooo:rsid="0014b326"/>
    </style:style>
    <style:style style:name="T3" style:family="text">
      <style:text-properties officeooo:rsid="00116f73"/>
    </style:style>
    <style:style style:name="T4" style:family="text">
      <style:text-properties officeooo:rsid="0015b4e4"/>
    </style:style>
    <style:style style:name="T5" style:family="text">
      <style:text-properties officeooo:rsid="00165650"/>
    </style:style>
    <style:style style:name="T6" style:family="text">
      <style:text-properties officeooo:rsid="0016e809"/>
    </style:style>
    <style:style style:name="T7" style:family="text">
      <style:text-properties officeooo:rsid="0017b85f"/>
    </style:style>
    <style:style style:name="T8" style:family="text">
      <style:text-properties officeooo:rsid="0017e656"/>
    </style:style>
    <style:style style:name="T9" style:family="text">
      <style:text-properties officeooo:rsid="0019d886"/>
    </style:style>
    <style:style style:name="T10" style:family="text">
      <style:text-properties officeooo:rsid="001ab7e9"/>
    </style:style>
    <style:style style:name="T11" style:family="text">
      <style:text-properties officeooo:rsid="001ce4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colo Registro (ABNF):</text:p>
      <text:p text:style-name="P2"/>
      <text:p text:style-name="P1">mProtocolo=mCliente / mServidor</text:p>
      <text:p text:style-name="P1">mCliente= mRegisterReq / mDeregisterReq</text:p>
      <text:p text:style-name="P1">mRegister= “REGISTER” SP userName SP password ENDOL</text:p>
      <text:p text:style-name="P1">userName= alfanumerico 3*20</text:p>
      <text:p text:style-name="P1">password= alfanumerico 4*20</text:p>
      <text:p text:style-name="P1">SP=” “</text:p>
      <text:p text:style-name="P1">ENDOL= %0x10 %0x13</text:p>
      <text:p text:style-name="P1"/>
      <text:p text:style-name="P1">mDeregister= “DEREGISTER” SP username SP password SP token ENDOL</text:p>
      <text:p text:style-name="P1"/>
      <text:p text:style-name="P1">token=alfanumerico *</text:p>
      <text:p text:style-name="P1">alfanumerico= (a-z) / (A-Z) / digito / “-” / [“_”</text:p>
      <text:p text:style-name="P1">digito=0-9</text:p>
      <text:p text:style-name="P1"/>
      <text:p text:style-name="P1">mServidor= mRegisterResp / mDeregisterResp</text:p>
      <text:p text:style-name="P1">mRegisterResp = mRegisterRespOk / mRegisterRespError</text:p>
      <text:p text:style-name="P1">mRegisterRespOk = “REGISTERING” SP “0” SP token ENDOL</text:p>
      <text:p text:style-name="P1">mRegisterRespError = “REGISTERING” SP errorCode ENDOL</text:p>
      <text:p text:style-name="P1">errorCode = digito</text:p>
      <text:p text:style-name="P1">mDeregisterResp = “DEREGISTERING” SP errorCode SP token ENDOL</text:p>
      <text:p text:style-name="P1"/>
      <text:p text:style-name="P1">-----------</text:p>
      <text:p text:style-name="P1"/>
      <text:p text:style-name="P1"/>
      <text:p text:style-name="P3">&gt;Hi </text:p>
      <text:p text:style-name="P3">&lt;Ok</text:p>
      <text:p text:style-name="P3">&gt;Register</text:p>
      <text:p text:style-name="P3">&lt;RegisterOk token</text:p>
      <text:p text:style-name="P3">&gt;Join token partida</text:p>
      <text:p text:style-name="P3">&lt;Join Escenario</text:p>
      <text:p text:style-name="P3">&gt;Spawn</text:p>
      <text:p text:style-name="P3">&lt;Spawn</text:p>
      <text:p text:style-name="P3">&lt;Spawn</text:p>
      <text:p text:style-name="P3">&gt; accion token</text:p>
      <text:p text:style-name="P3">&lt; accept</text:p>
      <text:p text:style-name="P3">&lt; Update (lista token, variables, datos)</text:p>
      <text:p text:style-name="P3">&lt;Destroy </text:p>
      <text:p text:style-name="P3"/>
      <text:p text:style-name="P3">-------------</text:p>
      <text:p text:style-name="P4">Simpler:</text:p>
      <text:p text:style-name="P4">Join, nombreUsuario, tokenPartida – <text:span text:style-name="T1">Pantalla de servidor</text:span></text:p>
      <text:p text:style-name="P6">&lt;user list</text:p>
      <text:p text:style-name="P6"/>
      <text:p text:style-name="P4">Spawn&gt;</text:p>
      <text:p text:style-name="P4">&lt;Spawn</text:p>
      <text:p text:style-name="P4"/>
      <text:p text:style-name="P4">Start&gt;</text:p>
      <text:p text:style-name="P4"/>
      <text:p text:style-name="P4">Action &gt;</text:p>
      <text:p text:style-name="P4">&lt; Action</text:p>
      <text:p text:style-name="P7"><text:soft-page-break/>Evento hit!?</text:p>
      <text:p text:style-name="P7"/>
      <text:p text:style-name="P5">Stop&lt;</text:p>
      <text:p text:style-name="P5"/>
      <text:p text:style-name="P4">----------------------</text:p>
      <text:p text:style-name="P7">Crear reloj de juego???</text:p>
      <text:p text:style-name="P4">--------------------------------------</text:p>
      <text:p text:style-name="P8">mCobertura= mRequest / mReply / mNotify</text:p>
      <text:p text:style-name="P8"><text:span text:style-name="T6"><text:tab/>m</text:span>Request= <text:span text:style-name="T3">mJoinRequest / mLeave</text:span></text:p>
      <text:p text:style-name="P12"><text:span text:style-name="T3"><text:tab/><text:tab/>mJoinRequest</text:span><text:span text:style-name="T2">= “JOIN” SP username SP </text:span><text:span text:style-name="T3">character</text:span><text:span text:style-name="T2">Description SP</text:span><text:span text:style-name="T3"> room </text:span><text:span text:style-name="T2">ENDOL</text:span></text:p>
      <text:p text:style-name="P18"><text:tab/><text:tab/><text:span text:style-name="T6">mLeave = “LEAVE” SP username SP room ENDOL</text:span></text:p>
      <text:p text:style-name="P9"><text:s/><text:tab/>mReply = mJoinResponse </text:p>
      <text:p text:style-name="P9"><text:tab/><text:tab/>mJoinResponse = mJoinResponseOk / mJoinResponseErr</text:p>
      <text:p text:style-name="P18"><text:tab/><text:tab/><text:tab/>mJoinResponseOk <text:span text:style-name="T2">= “JOIN</text:span><text:span text:style-name="T7">ED</text:span><text:span text:style-name="T2">” SP “OK” </text:span><text:span text:style-name="T4">SP playerID </text:span><text:span text:style-name="T2">ENDOL</text:span></text:p>
      <text:p text:style-name="P9"><text:tab/><text:tab/><text:tab/>mJoinResponseErr = ????</text:p>
      <text:p text:style-name="P9"><text:tab/>mNotify = mStartMatch / mMovementUpdate / mFinishMatch / <text:span text:style-name="T8">mPlayerList</text:span></text:p>
      <text:p text:style-name="P9"><text:tab/><text:tab/>mStartMatch = “START” SP room SP playerSpawnList ENDOL</text:p>
      <text:p text:style-name="P9"><text:tab/><text:tab/>mMovementUpdate<text:span text:style-name="T4">= “UPDATE” SP </text:span>playerID <text:span text:style-name="T5">SP coordinateOrigin SP</text:span> <text:tab/><text:tab/><text:tab/><text:tab/><text:tab/><text:tab/><text:tab/><text:span text:style-name="T5">coordinateD</text:span>estination <text:span text:style-name="T5">ENDOL</text:span></text:p>
      <text:p text:style-name="P9"><text:tab/><text:tab/>mFinishMatch <text:span text:style-name="T5">= “FINISH” SP playerRankList ENDOL</text:span></text:p>
      <text:p text:style-name="P18"><text:span text:style-name="T2"><text:tab/><text:tab/></text:span><text:span text:style-name="T8">mPlayerList = “PLAYERS” SP characterDescription *(DEL characterDescription) <text:s/>ENDOL</text:span></text:p>
      <text:p text:style-name="P9"/>
      <text:p text:style-name="P10"><text:span text:style-name="T5">coordinateOrigin </text:span><text:span text:style-name="T10">= coordinate</text:span></text:p>
      <text:p text:style-name="P10"><text:span text:style-name="T5">coordinateD</text:span>estination <text:span text:style-name="T10">= coordinate</text:span></text:p>
      <text:p text:style-name="P10"/>
      <text:p text:style-name="P19">coordinate = numero ”.” numero DEL2 numero ”.” numero DEL2 numero ”.” numero</text:p>
      <text:p text:style-name="P9"/>
      <text:p text:style-name="P11"><text:span text:style-name="T2">characterDescription=</text:span><text:span text:style-name="T9">username DEL</text:span><text:span text:style-name="T11">2</text:span><text:span text:style-name="T9"> </text:span><text:span text:style-name="T2">meshName DEL</text:span><text:span text:style-name="T11">2</text:span><text:span text:style-name="T2"> bodyTextureName DEL</text:span><text:span text:style-name="T11">2</text:span><text:span text:style-name="T2"> hairTextureName </text:span><text:span text:style-name="T10">DEL</text:span><text:span text:style-name="T11">2</text:span><text:span text:style-name="T10"> playerID</text:span></text:p>
      <text:p text:style-name="P13"/>
      <text:p text:style-name="P15">playerID = letter number</text:p>
      <text:p text:style-name="P9">username=alfanumerico 3*20</text:p>
      <text:p text:style-name="P9">room=alfanumerico 3*20</text:p>
      <text:p text:style-name="P15"/>
      <text:p text:style-name="P14">number =1*5 digit</text:p>
      <text:p text:style-name="P14">digit = “0”/”1”/”2”/”3”/”4”/”5”/”6”/”7”/”8”/”9”</text:p>
      <text:p text:style-name="P17">letter= “a”-”z” / “A”-”Z”</text:p>
      <text:p text:style-name="P8"/>
      <text:p text:style-name="P16">playerSpawnList = playerPosition *(DEL playerPosition)</text:p>
      <text:p text:style-name="P16">playerPosition = playerID DEL2 coordinate</text:p>
      <text:p text:style-name="P8"/>
      <text:p text:style-name="P8">SP= “ “</text:p>
      <text:p text:style-name="P8">DEL= “;”</text:p>
      <text:p text:style-name="P16">DEL2 = “:”</text:p>
      <text:p text:style-name="P8">ENDOL= %0x0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4:02:42.931000000</meta:creation-date>
    <dc:date>2020-05-26T00:00:34.470000000</dc:date>
    <meta:editing-duration>PT4H42M5S</meta:editing-duration>
    <meta:editing-cycles>9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75" meta:word-count="288" meta:character-count="2266" meta:non-whitespace-character-count="2017"/>
  </office:meta>
</office:document-meta>
</file>